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02cm" draw:marker-start-width="0.352cm" draw:marker-end-width="0.352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4.445cm" svg:x="4.81cm" svg:y="2.27cm">
          <text:p text:style-name="P1">PDE-specific data<text:line-break/>(vertices, cells, state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54cm" svg:x="4.81cm" svg:y="6.715cm">
          <text:p text:style-name="P1">Services<text:line-break/>(logging, statistics, CCA call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54cm" svg:x="4.81cm" svg:y="9.255cm">
          <text:p text:style-name="P1">Kernel messages<text:line-break/>(load balancing, node mgm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.27cm" svg:x="4.175cm" svg:y="1.6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7cm" svg:y1="11.795cm" svg:x2="5.445cm" svg:y2="11.795cm">
          <text:p/>
        </draw:line>
        <draw:line draw:style-name="gr4" draw:text-style-name="P1" draw:layer="layout" svg:x1="3.54cm" svg:y1="12.43cm" svg:x2="3.54cm" svg:y2="1.635cm">
          <text:p/>
        </draw:line>
        <draw:frame draw:style-name="gr5" draw:layer="layout" svg:width="3.135cm" svg:height="0.962cm" svg:x="3.605cm" svg:y="1.635cm">
          <draw:text-box>
            <text:p>MPI Tags</text:p>
          </draw:text-box>
        </draw:frame>
        <draw:frame draw:style-name="gr5" draw:layer="layout" svg:width="0.853cm" svg:height="0.962cm" svg:x="2.687cm" svg:y="10.833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03cm" fo:margin-left="1.522cm" fo:margin-right="6.74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Weinzierl</meta:initial-creator>
    <meta:creation-date>2010-10-15T16:34:21</meta:creation-date>
    <dc:date>2010-10-15T16:37:25</dc:date>
    <dc:creator>Tobias Weinzierl</dc:creator>
    <meta:editing-duration>PT00H03M05S</meta:editing-duration>
    <meta:editing-cycles>1</meta:editing-cycles>
    <meta:document-statistic meta:object-count="8"/>
    <meta:generator>OpenOffice.org/3.1$Unix OpenOffice.org_project/310m19$Build-9420</meta:generator>
  </office:meta>
</office:document-meta>
</file>